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  <style:style style:name="T1" style:family="text">
      <style:text-properties style:font-name="Arial1"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Translation system</text:h>
      <text:p text:style-name="Text_20_body"><text:span text:style-name="T1">The functions.php file in the includes directory has a site_language class and a few functions that provide the code to load and save translations from and to the database (site_language table).<text:line-break/>You can get a $text array from it with the language you requested for a specific section of the site, English is the fall-back language.</text:span></text:p>
      <text:p text:style-name="Text_20_body"><text:span text:style-name="T1">The transition.php file in the www-root directory facilitates the translators with a tool to make translations for the site sections.</text:span></text:p>
      <text:p text:style-name="Text_20_body"><text:span text:style-name="T1">Translations have some limited mark-up options:<text:line-break/>[url=link_to]link text[/url] for hyperlinks.<text:line-break/>[b]Bold[/b] for bold text.<text:line-break/>[i]Italics[/i] for italics.<text:line-break/>And [u]under-line[/u] to underlining things.<text:line-break/>It's based on bbcode (used by phpbb).</text:span></text:p>
      <text:p text:style-name="Text_20_body"><text:span text:style-name="T1">We don't use/allow HTML as this makes translations easy to do for people without HTML knowledge, it prevents JavaScript, object and img injection and it moves mark-up more to the theme.</text:span></text:p>
      <text:p text:style-name="Text_20_body"><text:span text:style-name="T1">The system uses UTF-8 so all known languages should be supported.<text:line-break/>Displaying text “right to left” is not possible at this time.</text:span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7-19T02:23:15</dc:date>
    <dc:language>en-GB</dc:language>
    <meta:editing-cycles>5</meta:editing-cycles>
    <meta:editing-duration>PT46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79" meta:character-count="1024"/>
  </office:meta>
</office:document-meta>
</file>